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Matri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Matrix</text:h>
                    <text:list>
                        <text:list-item>
                            <text:h text:style-name="Heading_20_2" text:outline-level="2">Description</text:h>
                        </text:list-item>
                    </text:list>
                </text:list-item>
            </text:list>

            <text:p text:style-name="Standard">The Button Matrix object is a lightweight way to display multiple buttons in rows and columns.</text:p><text:p text:style-name="Standard">More info (<text:a xlink:type="simple" xlink:href="https://docs.lvgl.io/8.3/widgets/core/btnmatrix.html" text:style-name="Internet_20_link" text:visited-style-name="Visited_20_Internet_20_Link">link</text:a>)</text:p>

            
                <text:list xml:id="list_ButtonMatrix2" text:continue-numbering="true" text:continue-list="list_ButtonMatri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Matrix3" text:continue-numbering="true" text:style-name="Outline">
                                                <text:list-item>
                                                    <text:list>
                                                        <text:list-item>
                                                            <text:list>
                                                                <text:list-item>
                                                                    <text:h text:style-name="Heading_20_3" text:outline-level="3">
                                                                        Buttons
                                                                        <text:s text:c="4"/>
                                                                        <text:span text:style-name="T2">Array</text:span>
                                                                    </text:h>
                                                                </text:list-item>
                                                            </text:list>
                                                        </text:list-item>
                                                    </text:list>
                                                </text:list-item>
                                            </text:list>
                                            <text:p text:style-name="Standard">List of buttons. Each button has the following properties:</text:p>
                    <text:list xml:id="list_ButtonMatrix4" text:style-name="List_20_1">
                        
                        <text:list-item>
                            <text:p text:style-name="List_20_1">
                                New line: if enabled then this is not actual button, but it introduces line break in button matrix.
                            </text:p>
                            
                        </text:list-item>
                        
                    

                        <text:list-item>
                            <text:p text:style-name="List_20_1">
                                Text: Label of the button
                            </text:p>
                            
                        </text:list-item>
                        
                    

                        <text:list-item>
                            <text:p text:style-name="List_20_1">
                                Width: The buttons' width can be set relative to the other button in the same row. E.g. in a line with two buttons: btnA, width = 1 and btnB, width = 2, btnA will have 33 % width and btnB will have 66 % width.
                            </text:p>
                            
                        </text:list-item>
                        
                    

                        <text:list-item>
                            <text:p text:style-name="List_20_1">
                                HIDDEN Makes a button hidden (hidden buttons still take up space in the layout, they are just not visible or clickable)
                            </text:p>
                            
                        </text:list-item>
                        
                    

                        <text:list-item>
                            <text:p text:style-name="List_20_1">
                                NO_REPEAT Disable repeating when the button is long pressed
                            </text:p>
                            
                        </text:list-item>
                        
                    

                        <text:list-item>
                            <text:p text:style-name="List_20_1">
                                DISABLED Makes a button disabled Like LV_STATE_DISABLED on normal objects
                            </text:p>
                            
                        </text:list-item>
                        
                    

                        <text:list-item>
                            <text:p text:style-name="List_20_1">
                                CHECKABLE Enable toggling of a button. I.e. LV_STATE_CHECHED will be added/removed as the button is clicked
                            </text:p>
                            
                        </text:list-item>
                        
                    

                        <text:list-item>
                            <text:p text:style-name="List_20_1">
                                CHECKED Make the button checked. It will use the LV_STATE_CHECHKED styles.
                            </text:p>
                            
                        </text:list-item>
                        
                    

                        <text:list-item>
                            <text:p text:style-name="List_20_1">
                                CLICK_TRIG Enabled: send LV_EVENT_VALUE_CHANGE on CLICK, Disabled: send LV_EVENT_VALUE_CHANGE on PRESS
                            </text:p>
                            
                        </text:list-item>
                        
                    

                        <text:list-item>
                            <text:p text:style-name="List_20_1">
                                POPOVER Show the button label in a popover when pressing this key
                            </text:p>
                            
                        </text:list-item>
                        
                    

                        <text:list-item>
                            <text:p text:style-name="List_20_1">
                                RECOLOR Enable recoloring of button texts with #. E.g. "It's #ff0000 red#"
                            </text:p>
                            
                        </text:list-item>
                        
                    

                        <text:list-item>
                            <text:p text:style-name="List_20_1">
                                CUSTOM_1 Custom free to use flag
                            </text:p>
                            
                        </text:list-item>
                        
                    

                        <text:list-item>
                            <text:p text:style-name="List_20_1">
                                CUSTOM_2 Custom free to use flag
                            </text:p>
                            
                        </text:list-item>
                        
                    
                    </text:list>
                ,
                                            <text:list xml:id="list_ButtonMatrix5" text:continue-numbering="true" text:continue-list="list_ButtonMatrix3" text:style-name="Outline">
                                                <text:list-item>
                                                    <text:list>
                                                        <text:list-item>
                                                            <text:list>
                                                                <text:list-item>
                                                                    <text:h text:style-name="Heading_20_3" text:outline-level="3">
                                                                        One check
                                                                        <text:s text:c="4"/>
                                                                        <text:span text:style-name="T2">Boolean</text:span>
                                                                    </text:h>
                                                                </text:list-item>
                                                            </text:list>
                                                        </text:list-item>
                                                    </text:list>
                                                </text:list-item>
                                            </text:list>
                                            <text:p text:style-name="Standard">The "One check" feature can be enabled to allow only one button to be checked at a tim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Matrix6" text:continue-numbering="true" text:continue-list="list_ButtonMatrix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ButtonMatrix7" text:continue-numbering="true" text:continue-list="list_ButtonMatrix6"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ButtonMatrix8" text:continue-numbering="true" text:continue-list="list_ButtonMatrix7"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ButtonMatrix9"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Matrix10" text:continue-numbering="true" text:continue-list="list_ButtonMatrix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uttonMatrix11" text:continue-numbering="true" text:continue-list="list_ButtonMatrix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uttonMatrix12" text:continue-numbering="true" text:continue-list="list_ButtonMatrix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Matrix13" text:continue-numbering="true" text:continue-list="list_ButtonMatrix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uttonMatrix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uttonMatrix15" text:continue-numbering="true" text:continue-list="list_ButtonMatrix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Matrix16" text:continue-numbering="true" text:continue-list="list_ButtonMatrix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uttonMatrix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uttonMatrix18" text:continue-numbering="true" text:continue-list="list_ButtonMatrix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Matrix19" text:continue-numbering="true" text:continue-list="list_ButtonMatrix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uttonMatrix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uttonMatrix21" text:continue-numbering="true" text:continue-list="list_ButtonMatrix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Matrix22" text:continue-numbering="true" text:continue-list="list_ButtonMatrix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uttonMatrix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Matrix24" text:continue-numbering="true" text:continue-list="list_ButtonMatrix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Matrix25" text:continue-numbering="true" text:continue-list="list_ButtonMatrix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Matrix26" text:continue-numbering="true" text:continue-list="list_ButtonMatrix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uttonMatrix27" text:continue-numbering="true" text:continue-list="list_ButtonMatrix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uttonMatrix28" text:continue-numbering="true" text:continue-list="list_ButtonMatrix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uttonMatrix29" text:continue-numbering="true" text:continue-list="list_ButtonMatrix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uttonMatrix30" text:continue-numbering="true" text:continue-list="list_ButtonMatrix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uttonMatrix31" text:continue-numbering="true" text:continue-list="list_ButtonMatrix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uttonMatrix32" text:continue-numbering="true" text:continue-list="list_ButtonMatrix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uttonMatrix33" text:continue-numbering="true" text:continue-list="list_ButtonMatrix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uttonMatrix34" text:continue-numbering="true" text:continue-list="list_ButtonMatrix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uttonMatrix35" text:continue-numbering="true" text:continue-list="list_ButtonMatrix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uttonMatrix36" text:continue-numbering="true" text:continue-list="list_ButtonMatrix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uttonMatrix37" text:continue-numbering="true" text:continue-list="list_ButtonMatrix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uttonMatrix38" text:continue-numbering="true" text:continue-list="list_ButtonMatrix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uttonMatrix39" text:continue-numbering="true" text:continue-list="list_ButtonMatrix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uttonMatrix40" text:continue-numbering="true" text:continue-list="list_ButtonMatrix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uttonMatrix41" text:continue-numbering="true" text:continue-list="list_ButtonMatrix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uttonMatrix42" text:continue-numbering="true" text:continue-list="list_ButtonMatrix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uttonMatrix43" text:continue-numbering="true" text:continue-list="list_ButtonMatrix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uttonMatrix44" text:continue-numbering="true" text:continue-list="list_ButtonMatrix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uttonMatrix45" text:continue-numbering="true" text:continue-list="list_ButtonMatrix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uttonMatrix46" text:continue-numbering="true" text:continue-list="list_ButtonMatrix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uttonMatrix47" text:continue-numbering="true" text:continue-list="list_ButtonMatrix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uttonMatrix48" text:continue-numbering="true" text:continue-list="list_ButtonMatrix4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uttonMatrix4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uttonMatrix50" text:continue-numbering="true" text:continue-list="list_ButtonMatrix4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uttonMatrix5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ButtonMatrix52" text:continue-numbering="true" text:continue-list="list_ButtonMatrix50"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uttonMatrix53"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ButtonMatrix54" text:continue-numbering="true" text:continue-list="list_ButtonMatrix52"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uttonMatrix55"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Matrix56" text:continue-numbering="true" text:continue-list="list_ButtonMatrix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uttonMatrix57" text:continue-numbering="true" text:continue-list="list_ButtonMatrix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uttonMatrix58" text:continue-numbering="true" text:continue-list="list_ButtonMatrix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uttonMatrix59" text:continue-numbering="true" text:continue-list="list_ButtonMatrix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uttonMatrix60" text:continue-numbering="true" text:continue-list="list_ButtonMatrix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uttonMatrix61" text:continue-numbering="true" text:continue-list="list_ButtonMatrix6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ButtonMatrix62" text:continue-numbering="true" text:continue-list="list_ButtonMatrix6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Matrix63" text:continue-numbering="true" text:continue-list="list_ButtonMatrix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Matrix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Matrix65" text:continue-numbering="true" text:continue-list="list_ButtonMatrix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Matrix66" text:continue-numbering="true" text:continue-list="list_ButtonMatrix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Matrix67" text:continue-numbering="true" text:continue-list="list_ButtonMatrix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